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7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3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54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5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6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1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2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45" office:value-type="string" calcext:value-type="string">
              <text:p>DATA</text:p>
            </table:table-cell>
            <table:table-cell table:style-name="ce49" office:value-type="string" calcext:value-type="string">
              <text:p>NF - SERV. PROD. </text:p>
            </table:table-cell>
            <table:table-cell table:style-name="ce52" office:value-type="string" calcext:value-type="string">
              <text:p>R$</text:p>
            </table:table-cell>
            <table:table-cell table:style-name="ce55"/>
            <table:table-cell table:style-name="ce57" office:value-type="string" calcext:value-type="string">
              <text:p>PAGO</text:p>
            </table:table-cell>
            <table:table-cell table:style-name="ce52" office:value-type="string" calcext:value-type="string">
              <text:p>VALOR</text:p>
            </table:table-cell>
            <table:table-cell table:style-name="ce45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63" office:value-type="string" calcext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0" office:value-type="string" calcext:value-type="string">
            <text:p>Mens. 08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09-04" calcext:value-type="date">
            <text:p>04/09/2024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0" office:value-type="string" calcext:value-type="string">
            <text:p>Mens. 09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0-03" calcext:value-type="date">
            <text:p>03/10/2024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0" office:value-type="string" calcext:value-type="string">
            <text:p>Mens. 10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1-05" calcext:value-type="date">
            <text:p>05/11/2024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0" office:value-type="string" calcext:value-type="string">
            <text:p>Mens. 11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2-04" calcext:value-type="date">
            <text:p>04/12/2024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0" office:value-type="string" calcext:value-type="string">
            <text:p>Mens. 12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1-06" calcext:value-type="date">
            <text:p>06/01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0" office:value-type="string" calcext:value-type="string">
            <text:p>Mens. 01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2-04" calcext:value-type="date">
            <text:p>04/02/2025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0" office:value-type="string" calcext:value-type="string">
            <text:p>Mens. 02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3-06" calcext:value-type="date">
            <text:p>06/03/2025</text:p>
          </table:table-cell>
          <table:table-cell table:style-name="ce62" table:formula="of:=[.C8]-[.F8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0" office:value-type="string" calcext:value-type="string">
            <text:p>Mens. 03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4-04" calcext:value-type="date">
            <text:p>04/04/2025</text:p>
          </table:table-cell>
          <table:table-cell table:style-name="ce62" table:formula="of:=[.C9]-[.F9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0" office:value-type="string" calcext:value-type="string">
            <text:p>Mens. 04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5-05" calcext:value-type="date">
            <text:p>05/05/2025</text:p>
          </table:table-cell>
          <table:table-cell table:style-name="ce62" table:formula="of:=[.C10]-[.F10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0" office:value-type="string" calcext:value-type="string">
            <text:p>Mens. 05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6-05" calcext:value-type="date">
            <text:p>05/06/2025</text:p>
          </table:table-cell>
          <table:table-cell table:style-name="ce62" table:formula="of:=[.C11]-[.F11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0" office:value-type="string" calcext:value-type="string">
            <text:p>Mens. 06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7-03" calcext:value-type="date">
            <text:p>03/07/2025</text:p>
          </table:table-cell>
          <table:table-cell table:style-name="ce62" table:formula="of:=[.C12]-[.F1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0" office:value-type="string" calcext:value-type="string">
            <text:p>Mens. 07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8-04" calcext:value-type="date">
            <text:p>04/08/2025</text:p>
          </table:table-cell>
          <table:table-cell table:style-name="ce62" table:formula="of:=[.C13]-[.F13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7" table:number-columns-repeated="6"/>
          <table:table-cell table:style-name="ce60" office:value-type="string" calcext:value-type="string">
            <text:p>TOTAL</text:p>
          </table:table-cell>
          <table:table-cell table:style-name="ce52" table:formula="of:=SUM([.H2:.H13])" office:value-type="float" office:value="0" calcext:value-type="float">
            <text:p>-</text:p>
          </table:table-cell>
          <table:table-cell table:style-name="ce63"/>
          <table:table-cell table:number-columns-repeated="247"/>
        </table:table-row>
        <table:table-row table:style-name="ro3" table:number-rows-repeated="31977">
          <table:table-cell table:style-name="ce48"/>
          <table:table-cell table:style-name="ce51"/>
          <table:table-cell table:style-name="ce54" table:number-columns-repeated="2"/>
          <table:table-cell table:style-name="ce59"/>
          <table:table-cell table:style-name="ce54"/>
          <table:table-cell table:style-name="ce48"/>
          <table:table-cell table:style-name="ce54"/>
          <table:table-cell table:style-name="ce65"/>
          <table:table-cell table:number-columns-repeated="247"/>
        </table:table-row>
        <table:table-row table:style-name="ro3" table:number-rows-repeated="33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6">00/00/0000</text:date></text:span><text:span text:style-name="MT2"><text:s/>- </text:span><text:span text:style-name="MT2"><text:time style:data-style-name="N2" text:time-value="14:43:01.547000000">00:00:00</text:time></text:span><text:span text:style-name="MT2"><text:s/></text:span></text:p>
        </style:region-center>
        <style:region-right>
          <text:p><text:span text:style-name="MT4">Akari Comercial Ltda. - ME</text:span></text:p>
          <text:p><text:span text:style-name="MT2">Mariko - Tel.: 3248-2262, 241-1215, 241-1906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kari Comercial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14:43:01.55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5:04:31</meta:creation-date>
    <dc:date>2025-08-06T14:43:51.831000000</dc:date>
    <meta:print-date>2020-02-05T15:45:38.714000000</meta:print-date>
    <dc:language>pt-PT</dc:language>
    <meta:editing-cycles>650</meta:editing-cycles>
    <meta:editing-duration>P3DT18H26M3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